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6B0000011A41769083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3.7811in" svg:height="2.948in" draw:z-index="0"><draw:image xlink:href="Pictures/100002010000016B0000011A417690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8in" fo:page-height="3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Hansen</meta:initial-creator>
    <meta:creation-date>2013-11-12T15:48:21.13</meta:creation-date>
    <meta:document-statistic meta:table-count="0" meta:image-count="1" meta:object-count="0" meta:page-count="1" meta:paragraph-count="1" meta:word-count="0" meta:character-count="1"/>
    <dc:date>2013-11-12T15:49:41.10</dc:date>
    <dc:creator>Jeremy Hansen</dc:creator>
    <meta:editing-duration>PT1M20S</meta:editing-duration>
    <meta:editing-cycles>1</meta:editing-cycles>
    <meta:generator>OpenOffice.org/3.4.1$Win32 OpenOffice.org_project/341m1$Build-9593</meta:generator>
  </office:meta>
</office:document-meta>
</file>